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text-properties fo:color="#0000ff" style:font-name="Times New Roman" style:font-name-complex="Times New Roman" style:font-size-complex="12pt"/>
    </style:style>
    <style:style style:name="P7" style:family="paragraph" style:parent-style-name="Standard">
      <style:text-properties fo:color="#0000ff" style:font-name="Times New Roman" officeooo:paragraph-rsid="003ab734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5b1812" officeooo:paragraph-rsid="005b1812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5ccb4b" officeooo:paragraph-rsid="005ccb4b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3e033d" officeooo:paragraph-rsid="003e033d" style:font-name-complex="Times New Roman"/>
    </style:style>
    <style:style style:name="P12" style:family="paragraph" style:parent-style-name="Standard">
      <style:text-properties fo:color="#0000ff" style:font-name="Times New Roman" officeooo:rsid="003edf7b" officeooo:paragraph-rsid="003edf7b" style:font-name-complex="Times New Roman"/>
    </style:style>
    <style:style style:name="P13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7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8" style:family="paragraph" style:parent-style-name="Standard">
      <style:text-properties fo:color="#0000ff" style:font-name="Times New Roman" officeooo:paragraph-rsid="004ca932" style:font-name-complex="Times New Roman"/>
    </style:style>
    <style:style style:name="P19" style:family="paragraph" style:parent-style-name="Standard">
      <style:text-properties fo:color="#0000ff" style:font-name="Times New Roman" officeooo:rsid="004f9456" officeooo:paragraph-rsid="004f9456" style:font-name-complex="Times New Roman"/>
    </style:style>
    <style:style style:name="P20" style:family="paragraph" style:parent-style-name="Standard">
      <style:text-properties fo:color="#0000ff" style:font-name="Times New Roman" officeooo:rsid="0055579f" officeooo:paragraph-rsid="0055579f" style:font-name-complex="Times New Roman"/>
    </style:style>
    <style:style style:name="P21" style:family="paragraph" style:parent-style-name="Standard">
      <style:text-properties fo:color="#0000ff" style:font-name="Times New Roman" officeooo:rsid="0055579f" officeooo:paragraph-rsid="005e6e6a" style:font-name-complex="Times New Roman"/>
    </style:style>
    <style:style style:name="P22" style:family="paragraph" style:parent-style-name="Standard">
      <style:text-properties fo:color="#0000ff" style:font-name="Times New Roman" officeooo:rsid="005ccb4b" officeooo:paragraph-rsid="005ccb4b" style:font-name-complex="Times New Roman"/>
    </style:style>
    <style:style style:name="P23" style:family="paragraph" style:parent-style-name="Standard">
      <style:text-properties fo:color="#0000ff" style:font-name="Times New Roman" officeooo:rsid="0053e2c1" officeooo:paragraph-rsid="005f9a63" style:font-name-complex="Times New Roman"/>
    </style:style>
    <style:style style:name="P24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5" style:family="paragraph" style:parent-style-name="Standard">
      <style:text-properties fo:color="#0000ff" style:font-name="Times New Roman" officeooo:rsid="003edf7b" officeooo:paragraph-rsid="003edf7b" style:font-name-complex="Arial" style:font-size-complex="12pt"/>
    </style:style>
    <style:style style:name="P26" style:family="paragraph" style:parent-style-name="Standard">
      <style:text-properties fo:color="#0000ff" style:font-name="Times New Roman" officeooo:rsid="00416ee4" officeooo:paragraph-rsid="00416ee4" style:font-name-complex="Arial" style:font-size-complex="12pt"/>
    </style:style>
    <style:style style:name="P27" style:family="paragraph" style:parent-style-name="Standard">
      <style:text-properties fo:font-weight="bold" style:font-weight-asian="bold" style:font-name-complex="Arial" style:font-size-complex="12pt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1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2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size-complex="14pt"/>
    </style:style>
    <style:style style:name="P35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T5" style:family="text">
      <style:text-properties officeooo:rsid="0023295d"/>
    </style:style>
    <style:style style:name="T6" style:family="text">
      <style:text-properties fo:font-size="10pt" style:font-size-asian="10pt" style:font-name-complex="Arial"/>
    </style:style>
    <style:style style:name="T7" style:family="text">
      <style:text-properties style:font-name="Times New Roman" fo:font-size="10pt" style:font-size-asian="10pt" style:font-name-complex="Times New Roman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size="11pt" officeooo:rsid="0026a06b" style:font-size-asian="11pt" style:font-name-complex="Arial" style:font-size-complex="11pt"/>
    </style:style>
    <style:style style:name="T10" style:family="text">
      <style:text-properties fo:font-size="11pt" officeooo:rsid="00270dc1" style:font-size-asian="11pt" style:font-name-complex="Arial" style:font-size-complex="11pt"/>
    </style:style>
    <style:style style:name="T11" style:family="text">
      <style:text-properties fo:font-size="11pt" officeooo:rsid="002aa356" style:font-size-asian="11pt" style:font-name-complex="Arial" style:font-size-complex="11pt"/>
    </style:style>
    <style:style style:name="T12" style:family="text">
      <style:text-properties officeooo:rsid="003edf7b" style:font-name-complex="Arial" style:font-size-complex="12pt"/>
    </style:style>
    <style:style style:name="T13" style:family="text">
      <style:text-properties officeooo:rsid="004ca932" style:font-name-complex="Arial" style:font-size-complex="12pt"/>
    </style:style>
    <style:style style:name="T14" style:family="text">
      <style:text-properties officeooo:rsid="004f8834" style:font-name-complex="Arial" style:font-size-complex="12pt"/>
    </style:style>
    <style:style style:name="T15" style:family="text">
      <style:text-properties officeooo:rsid="005f9a63" style:font-name-complex="Arial" style:font-size-complex="12pt"/>
    </style:style>
    <style:style style:name="T16" style:family="text">
      <style:text-properties officeooo:rsid="002422e6"/>
    </style:style>
    <style:style style:name="T17" style:family="text">
      <style:text-properties officeooo:rsid="00254a77"/>
    </style:style>
    <style:style style:name="T18" style:family="text">
      <style:text-properties officeooo:rsid="0028ba5f"/>
    </style:style>
    <style:style style:name="T19" style:family="text">
      <style:text-properties officeooo:rsid="002aa356"/>
    </style:style>
    <style:style style:name="T20" style:family="text">
      <style:text-properties officeooo:rsid="002ca666"/>
    </style:style>
    <style:style style:name="T21" style:family="text">
      <style:text-properties officeooo:rsid="002d81ce"/>
    </style:style>
    <style:style style:name="T22" style:family="text">
      <style:text-properties officeooo:rsid="002e18d5"/>
    </style:style>
    <style:style style:name="T23" style:family="text">
      <style:text-properties officeooo:rsid="00343630"/>
    </style:style>
    <style:style style:name="T24" style:family="text">
      <style:text-properties officeooo:rsid="0035a72c"/>
    </style:style>
    <style:style style:name="T25" style:family="text">
      <style:text-properties officeooo:rsid="0036003f"/>
    </style:style>
    <style:style style:name="T26" style:family="text">
      <style:text-properties officeooo:rsid="00366b21"/>
    </style:style>
    <style:style style:name="T27" style:family="text">
      <style:text-properties officeooo:rsid="0036988d"/>
    </style:style>
    <style:style style:name="T28" style:family="text">
      <style:text-properties officeooo:rsid="003ab734"/>
    </style:style>
    <style:style style:name="T29" style:family="text">
      <style:text-properties officeooo:rsid="003fee9b"/>
    </style:style>
    <style:style style:name="T30" style:family="text">
      <style:text-properties officeooo:rsid="0042b99a"/>
    </style:style>
    <style:style style:name="T31" style:family="text">
      <style:text-properties officeooo:rsid="004397d6"/>
    </style:style>
    <style:style style:name="T32" style:family="text">
      <style:text-properties officeooo:rsid="0044c3e3"/>
    </style:style>
    <style:style style:name="T33" style:family="text">
      <style:text-properties officeooo:rsid="0044dcca"/>
    </style:style>
    <style:style style:name="T34" style:family="text">
      <style:text-properties officeooo:rsid="004ca932"/>
    </style:style>
    <style:style style:name="T35" style:family="text">
      <style:text-properties officeooo:rsid="0052d5f0"/>
    </style:style>
    <style:style style:name="T36" style:family="text">
      <style:text-properties officeooo:rsid="00534428"/>
    </style:style>
    <style:style style:name="T37" style:family="text">
      <style:text-properties officeooo:rsid="005ccb4b"/>
    </style:style>
    <style:style style:name="T38" style:family="text">
      <style:text-properties officeooo:rsid="005e6e6a"/>
    </style:style>
    <style:style style:name="T39" style:family="text">
      <style:text-properties officeooo:rsid="005f9a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9">Test Case Report</text:h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8">G<text:span text:style-name="T16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7">Nivo testiranja</text:span>:</text:p>
          </table:table-cell>
          <table:table-cell table:style-name="Table1.B2" table:number-columns-spanned="3" office:value-type="string">
            <text:p text:style-name="Standard"><field:fieldmark text:name="__Fieldmark__62_743174937" field:type="vnd.oasis.opendocument.field.FORMCHECKBOX"><field:param field:name="Checkbox_HelpText" field:value=""/><field:param field:name="Checkbox_Name" field:value="Check3"/></field:fieldmark><text:span text:style-name="T8">Unit <text:s text:c="21"/></text:span><field:fieldmark text:name="__Fieldmark__66_743174937" field:type="vnd.oasis.opendocument.field.FORMCHECKBOX"><field:param field:name="Checkbox_HelpText" field:value=""/><field:param field:name="Checkbox_Name" field:value="Check3"/></field:fieldmark><text:span text:style-name="T8">Fun</text:span><text:span text:style-name="T9">kcionalno</text:span><text:span text:style-name="T8"> <text:s text:c="9"/></text:span><field:fieldmark text:name="__Fieldmark__74_743174937" field:type="vnd.oasis.opendocument.field.FORMCHECKBOX"><field:param field:name="Checkbox_HelpText" field:value=""/><field:param field:name="Checkbox_Name" field:value="Check3"/></field:fieldmark><text:span text:style-name="T8">In</text:span><text:span text:style-name="T9">tegraciono</text:span><text:span text:style-name="T8"> <text:s text:c="8"/></text:span><field:fieldmark text:name="__Fieldmark__82_743174937" field:type="vnd.oasis.opendocument.field.FORMCHECKBOX"><field:param field:name="Checkbox_HelpText" field:value=""/><field:param field:name="Checkbox_Name" field:value="Check3"/></field:fieldmark><text:span text:style-name="T8">S</text:span><text:span text:style-name="T9">istemsko</text:span><text:span text:style-name="T8"> <text:s text:c="6"/></text:span><field:fieldmark text:name="__Fieldmark__90_743174937" field:type="vnd.oasis.opendocument.field.FORMCHECKBOX"><field:param field:name="Checkbox_HelpText" field:value=""/><field:param field:name="Checkbox_Name" field:value="Check3"/></field:fieldmark><text:span text:style-name="T8">I</text:span><text:span text:style-name="T9">nterfejs testiranje</text:span><text:span text:style-name="T8"><text:line-break/></text:span><field:fieldmark text:name="__Fieldmark__98_743174937" field:type="vnd.oasis.opendocument.field.FORMCHECKBOX"><field:param field:name="Checkbox_HelpText" field:value=""/><field:param field:name="Checkbox_Name" field:value="Check3"/></field:fieldmark><text:span text:style-name="T8">P</text:span><text:span text:style-name="T9">erformansi</text:span><text:span text:style-name="T8"> <text:s text:c="7"/></text:span><field:fieldmark text:name="__Fieldmark__106_743174937" field:type="vnd.oasis.opendocument.field.FORMCHECKBOX"><field:param field:name="Checkbox_HelpText" field:value=""/><field:param field:name="Checkbox_Name" field:value="Check3"/></field:fieldmark><text:span text:style-name="T8">R</text:span><text:span text:style-name="T9">egresiono</text:span><text:span text:style-name="T8"> <text:s text:c="9"/></text:span><field:fieldmark text:name="__Fieldmark__114_743174937" field:type="vnd.oasis.opendocument.field.FORMCHECKBOX"><field:param field:name="Checkbox_HelpText" field:value=""/><field:param field:name="Checkbox_Name" field:value="Check3"/></field:fieldmark><text:span text:style-name="T8">Acceptance </text:span><text:span text:style-name="T9">(prihv</text:span><text:span text:style-name="T10">atljivosti</text:span><text:span text:style-name="T9">)</text:span><text:span text:style-name="T8"> <text:s text:c="5"/></text:span><field:fieldmark text:name="__Fieldmark__126_743174937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Pilot </text:span><text:span text:style-name="T9">testiranje</text:span></text:p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8">Datum testiranja</text:span>:</text:p>
          </table:table-cell>
          <table:table-cell table:style-name="Table1.B3" office:value-type="string">
            <text:p text:style-name="P8">02/04/2017</text:p>
          </table:table-cell>
          <table:table-cell table:style-name="Table1.A2" office:value-type="string">
            <text:p text:style-name="P27"><text:span text:style-name="T18">Sistemsko vreme (ako ima bilo kakve veze)</text:span>:</text:p>
          </table:table-cell>
          <table:table-cell table:style-name="Table1.D3" office:value-type="string">
            <text:p text:style-name="P7"><text:span text:style-name="T28">02</text:span>/0<text:span text:style-name="T28">4/2017</text:span></text:p>
          </table:table-cell>
        </table:table-row>
        <table:table-row table:style-name="Table1.1">
          <table:table-cell table:style-name="Table1.A2" office:value-type="string">
            <text:p text:style-name="P27">Tester:</text:p>
          </table:table-cell>
          <table:table-cell table:style-name="Table1.B4" office:value-type="string">
            <text:p text:style-name="P9">Predrag Skakic</text:p>
          </table:table-cell>
          <table:table-cell table:style-name="Table1.A2" office:value-type="string">
            <text:p text:style-name="P27"><text:span text:style-name="T19">Broj t</text:span>est <text:span text:style-name="T19">c</text:span>ase-<text:span text:style-name="T19">a</text:span>:</text:p>
          </table:table-cell>
          <table:table-cell table:style-name="Table1.D4" office:value-type="string">
            <text:p text:style-name="P9">REQ1</text:p>
          </table:table-cell>
        </table:table-row>
        <table:table-row table:style-name="Table1.1">
          <table:table-cell table:style-name="Table1.A2" office:value-type="string">
            <text:p text:style-name="P27"><text:span text:style-name="T19">Opis t</text:span>est <text:span text:style-name="T19">c</text:span>ase-<text:span text:style-name="T19">a</text:span>:</text:p>
          </table:table-cell>
          <table:table-cell table:style-name="Table1.B5" table:number-columns-spanned="3" office:value-type="string">
            <text:p text:style-name="P22">Pravljenje ispitnih rokova od strane administratora van letnjih mese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Re<text:span text:style-name="T19">zultati</text:span>:</text:p>
          </table:table-cell>
          <table:table-cell table:style-name="Table1.B6" office:value-type="string">
            <text:p text:style-name="Standard"><field:fieldmark text:name="__Fieldmark__192_743174937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8">Pass </text:span><text:span text:style-name="T11">(“prošao”)</text:span><text:span text:style-name="T8"> <text:s text:c="2"/></text:span><field:fieldmark text:name="__Fieldmark__200_743174937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8">Fail </text:span><text:span text:style-name="T11">(“pao”)</text:span></text:p>
          </table:table-cell>
          <table:table-cell table:style-name="Table1.A2" office:value-type="string">
            <text:p text:style-name="P27"><text:span text:style-name="T19">Idintifikator bug-a koji testiramo (ako postoji i ako ima veze)</text:span>:</text:p>
          </table:table-cell>
          <table:table-cell table:style-name="Table1.D6" office:value-type="string">
            <text:p text:style-name="P11">#B 14382</text:p>
          </table:table-cell>
        </table:table-row>
        <table:table-row table:style-name="Table1.1">
          <table:table-cell table:style-name="Table1.A1" table:number-columns-spanned="4" office:value-type="string">
            <text:p text:style-name="P29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0">Zahtev (obično iz specifikacije) koji se testira</text:span>:</text:p>
          </table:table-cell>
          <table:table-cell table:style-name="Table1.B8" table:number-columns-spanned="3" office:value-type="string">
            <text:p text:style-name="P25">#REQ 56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1">Uloge i odgovornosti</text:span>:</text:p>
          </table:table-cell>
          <table:table-cell table:style-name="Table1.B9" table:number-columns-spanned="3" office:value-type="string">
            <text:p text:style-name="P12">Tester Mile Milotestić, saradnik na projektu Mirna Studslužbić <text:span text:style-name="T29">radnik studentske službe</text:span>, Branko Kvalitetić iz QA odeljenj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1">Procedura za podešavanje</text:span>:</text:p>
          </table:table-cell>
          <table:table-cell table:style-name="Table1.B10" table:number-columns-spanned="3" office:value-type="string">
            <text:p text:style-name="P26">- Obezbediti funkcionalnost test baze podataka</text:p>
            <text:p text:style-name="P26">- Pozicionirati se u root direktorijum projekta koristeći terminal</text:p>
            <text:p text:style-name="P26">- <text:span text:style-name="T30">Pokrenuti aplikaciju koristeći komandu mvn</text:span></text:p>
            <text:p text:style-name="P26">- <text:span text:style-name="T30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1">Procedura za zaustavljanje</text:span>:</text:p>
          </table:table-cell>
          <table:table-cell table:style-name="Table1.B11" table:number-columns-spanned="3" office:value-type="string">
            <text:p text:style-name="P10">- <text:span text:style-name="T31">Prekinuti rad programa iz terminala koristeći CTRL-C</text:span></text:p>
            <text:p text:style-name="P10"><text:soft-page-break/>- <text:span text:style-name="T31">Proveriti da li su sve konekcije na test bazu invalidirane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0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Hardware:</text:p>
          </table:table-cell>
          <table:table-cell table:style-name="Table1.B13" table:number-columns-spanned="3" office:value-type="string">
            <text:p text:style-name="P13">Minimalna zahtevana konfiguracija za izvođenje testiranja je:</text:p>
            <text:p text:style-name="P13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Software:</text:p>
          </table:table-cell>
          <table:table-cell table:style-name="Table1.B14" table:number-columns-spanned="3" office:value-type="string">
            <text:p text:style-name="P13">- Oracle VirtualBox 4.3.36_Ubuntur105129 ili veća</text:p>
            <text:p text:style-name="P13">Unutar slike VirtualBox-a:</text:p>
            <text:p text:style-name="P16">- Ubuntu GNU/Linux 14.04 LTS 64bit</text:p>
            <text:p text:style-name="P13">- OpenJDK Java 1.8 ili veća</text:p>
            <text:p text:style-name="P15">- <text:span text:style-name="T33">MySQL server 5.7.12 ili veća</text:span></text:p>
            <text:p text:style-name="P13">- Aapache Maven 3.0.5 ili veća</text:p>
            <text:p text:style-name="P13">- Node 5.10.1 ili veća</text:p>
            <text:p text:style-name="P13">- Gulp 3.9.1 ili veća</text:p>
            <text:p text:style-name="P14">- <text:span text:style-name="T32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2">Proceduralni zahtevi</text:span>:</text:p>
          </table:table-cell>
          <table:table-cell table:style-name="Table1.B15" table:number-columns-spanned="3" office:value-type="string">
            <text:p text:style-name="P17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8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3">Osobine i delovi</text:span>:</text:p>
          </table:table-cell>
          <table:table-cell table:style-name="Table1.B17" table:number-columns-spanned="3" office:value-type="string">
            <text:p text:style-name="P18"><text:span text:style-name="T34">Ovaj test testira usklađenost sa specifikacijom procesa pravljenja novih ispitnih rokova (formiranja ispitnih rokova) iz zahteva specifikacije sa brojem </text:span><text:span text:style-name="T12">#REQ </text:span><text:span text:style-name="T15">1</text:span><text:span text:style-name="T12">. </text:span><text:span text:style-name="T13">Testiranj</text:span><text:span text:style-name="T14">em ovog dela aplikacije takođe se delimično testira i proces prijave na sistem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2">Specifikacija</text:p>
            <text:p text:style-name="P31"><text:span text:style-name="T24">ulaza</text:span>:</text:p>
          </table:table-cell>
          <table:table-cell table:style-name="Table1.B18" table:number-columns-spanned="3" office:value-type="string">
            <text:p text:style-name="P19">Postoji <text:span text:style-name="T37">administrator</text:span> sa username-om <text:span text:style-name="T37">admin</text:span> i passwordom <text:span text:style-name="T37">admin</text:span>. </text:p>
            <text:p text:style-name="P19"/>
            <text:p text:style-name="P19"/>
            <text:p text:style-name="P19"/>
          </table:table-cell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27"><text:span text:style-name="T25">Koraci procedure</text:span>:</text:p>
          </table:table-cell>
          <table:table-cell table:style-name="Table1.B19" table:number-columns-spanned="3" office:value-type="string">
            <text:p text:style-name="P5">- <text:span text:style-name="T35">U gornjem desnom uglu aplikacije odabrati “Account” karticu</text:span></text:p>
            <text:p text:style-name="P5">- <text:span text:style-name="T35">Iz menija koji se pojavi odabrati “Sign in”</text:span></text:p>
            <text:p text:style-name="P5">- <text:span text:style-name="T35">Na formi koja se pojavi za username uneti “admin”, za password takođe “admin”</text:span></text:p>
            <text:p text:style-name="P5">- <text:span text:style-name="T35">Pritisnuti dugme “Sign in”</text:span></text:p>
            <text:p text:style-name="P5">- <text:span text:style-name="T35">U gornjem desnom uglu odabrati karticu “Entities”</text:span></text:p>
            <text:p text:style-name="P5">- <text:span text:style-name="T35">Iz menija koji se pojavi odabrati “Ispitni rokovi”</text:span></text:p>
            <text:p text:style-name="P5">- <text:span text:style-name="T35">Ispod natpisa “IspitniRokovis” <text:s/>pritisnuti dugme sa natpisom “Create a new IspitniRokovi”</text:span></text:p>
            <text:p text:style-name="P5">- <text:span text:style-name="T35">U dijalogu koji se otvorio u polje “Naziv” <text:s/>uneti ”Septembarski” ,desno od polja “Pocetak ” pritisnuti dugme I u dijalogu koji se otvorio izabrati 20.08.2017,potom desno od polja “Kraj” pritisnuti dugme I u dijalogu koji se otvorio izabrati <text:s/>22 .09 2017.U polju “Pocetak” I “Kraj” pojavljuju se izabrani datumi u formatu Godina/Mesec/Dan</text:span></text:p>
            <text:p text:style-name="P5">- <text:span text:style-name="T36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6">Očekivani reziltati testa</text:span>:</text:p>
          </table:table-cell>
          <table:table-cell table:style-name="Table1.B20" table:number-columns-spanned="3" office:value-type="string">
            <text:p text:style-name="P23">Uspešnim izvršavanjem testa (pass) se smatra situacija kada <text:span text:style-name="T37">se</text:span> nakon pritiska na dugme “Save” <text:span text:style-name="T37">ispod natpisa “IspitniRokovis” pojavi poruka “Ne mozete praviti novi ispitni rok ako ispitni rok ne pocinje I ne zavrsava se na leto”.(Poruka nestaje nakon 10 sekundi)..U tabele ispitnih rokova se ne pojavljuje novi ispitni rok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3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7">Specifikacija izlaza</text:span>:</text:p>
          </table:table-cell>
          <table:table-cell table:style-name="Table1.B22" table:number-columns-spanned="3" office:value-type="string">
            <text:p text:style-name="P21">Nakon izvršavanja testa <text:s/><text:span text:style-name="T38">pojavljuje se poruka A new IspitniRokovi is created with identifier X”(gde X podrazumeva ID broj ispitne prijave ).U tabeli ispitnih rokova pojavljuje se novi red sa Nazivom “Septembarski”, sa datumom Pocetak:Avgust 20.2017 I datumom Kraj :Septembar 22,2017.</text:span></text:p>
            <text:p text:style-name="P20">Ovakvo ponašanje karakteriše se kao test <text:span text:style-name="T39">fail</text:span>.<text:line-break/></text:p>
            <text:p text:style-name="P20"/>
          </table:table-cell>
          <table:covered-table-cell/>
          <table:covered-table-cell/>
        </table:table-row>
      </table:table>
      <text:p text:style-name="P2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3ab734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color="#0000ff" style:font-name="Times New Roman" fo:font-style="normal" officeooo:rsid="0058d4c2" style:font-style-asian="normal" style:font-name-complex="Times New Roman" style:font-style-complex="italic"/>
    </style:style>
    <style:style style:name="MT6" style:family="text">
      <style:text-properties fo:font-size="10pt" style:font-size-asian="10pt" style:font-name-complex="Arial"/>
    </style:style>
    <style:style style:name="MT7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Studentska služb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</text:span><text:span text:style-name="MT2">0</text:span><text:span text:style-name="MT5">7</text:span><text:span text:style-name="MT2">/25/2016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6"><text:tab/><text:tab/><text:tab/><text:tab/><text:tab/><text:tab/></text:span><text:span text:style-name="Page_20_Number"><text:span text:style-name="MT7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4-02T17:30:19.987497020</dc:date>
    <meta:editing-cycles>65</meta:editing-cycles>
    <meta:editing-duration>PT5H59M5S</meta:editing-duration>
    <meta:generator>LibreOffice/4.2.8.2$Linux_X86_64 LibreOffice_project/420m0$Build-2</meta:generator>
    <meta:document-statistic meta:table-count="2" meta:image-count="0" meta:object-count="0" meta:page-count="3" meta:paragraph-count="73" meta:word-count="528" meta:character-count="3594" meta:non-whitespace-character-count="3071"/>
  </office:meta>
</office:document-meta>
</file>